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3"/>
          <table:table-cell table:number-columns-repeated="249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6"/>
          <table:table-cell table:style-name="ce3"/>
          <table:table-cell table:number-columns-repeated="24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7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glish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0">http://extensions.services.openoffice.org/project/license/950</text:a>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dar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 table:number-rows-repeated="648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5">http://extensions.services.openoffice.org/project/license/955</text:a>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 table:number-rows-repeated="650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Sudoku_megoldo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ISO_2859-1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Brinell-kemenysegmer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odaci_kniha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eznam_pohledavek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1">2008.10.21</text:date>, <text:time>17:09:54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04-25T07:50:52</meta:creation-date>
    <dc:creator>Szalai Kálmán</dc:creator>
    <dc:date>2008-10-21T17:09:54</dc:date>
    <meta:editing-cycles>237</meta:editing-cycles>
    <meta:editing-duration>PT24H08M04S</meta:editing-duration>
    <meta:document-statistic meta:table-count="17" meta:cell-count="14852" meta:object-count="0"/>
    <meta:user-defined meta:name="Info 1"/>
    <meta:user-defined meta:name="Info 2"/>
    <meta:user-defined meta:name="Info 3"/>
    <meta:user-defined meta:name="Info 4"/>
  </office:meta>
</office:document-meta>
</file>